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d85fe"/>
    </style:style>
    <style:style style:name="T2" style:family="text">
      <style:text-properties officeooo:rsid="00126024"/>
    </style:style>
    <style:style style:name="T3" style:family="text">
      <style:text-properties officeooo:rsid="000e5190"/>
    </style:style>
    <style:style style:name="T4" style:family="text">
      <style:text-properties officeooo:rsid="0010c354"/>
    </style:style>
    <style:style style:name="T5" style:family="text">
      <style:text-properties officeooo:rsid="000ec9c6"/>
    </style:style>
    <style:style style:name="T6" style:family="text">
      <style:text-properties fo:font-style="italic" officeooo:rsid="0010c354" style:font-style-asian="italic" style:font-style-complex="italic"/>
    </style:style>
    <style:style style:name="T7" style:family="text">
      <style:text-properties fo:font-style="normal" officeooo:rsid="0010c354" style:font-style-asian="normal" style:font-style-complex="normal"/>
    </style:style>
    <style:style style:name="T8" style:family="text">
      <style:text-properties fo:font-style="normal" officeooo:rsid="00126024" style:font-style-asian="normal" style:font-style-complex="normal"/>
    </style:style>
    <style:style style:name="T9" style:family="text">
      <style:text-properties fo:font-style="normal" officeooo:rsid="0011b4f3" style:font-style-asian="normal" style:font-style-complex="normal"/>
    </style:style>
    <style:style style:name="T10" style:family="text">
      <style:text-properties fo:font-style="normal" officeooo:rsid="001374e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In 2021, my Hyundai Elantra died. We only spent a short three years together but the time we shared changed my life. It had taken me 2000 miles from Missouri to Oregon when I decided to move </text:span><text:span text:style-name="T2">to Eugene, OR</text:span><text:span text:style-name="T1"> on a whim. We spent over a month exploring the western half of the country, camping in different states, jamming out on the highway, and generally sharing momentum. Once settled, we took work delivering pizzas for Domino’s where we spent much time navigating neighborhoods, learning from podcasts, and me singing to it. It had mixed feelings about the singing. A final trip to California pushed it over the edge though and a rattle in the motor signaled the end of our adventure together. Most importantly, it swiftly cut off my source of funding, and life as a pizza delivery driver ended. A few applications later, I was hired as a meat/seafood clerk at a Market of Choice location where I’d soon </text:span><text:span text:style-name="T2">change into</text:span><text:span text:style-name="T1"> a three-year-long roller coaster of a time.</text:span></text:p>
      <text:p text:style-name="Standard"><text:tab/><text:span text:style-name="T1">Denial wasn’t much on my mind. I knew I was shifting into a new job, one I knew nothing </text:span><text:span text:style-name="T3">very little about and wasn’t excited for, </text:span><text:span text:style-name="T2">being</text:span><text:span text:style-name="T3"> a circumstantial vegetarian. </text:span><text:span text:style-name="T1">At most, I spent a short time in denial that I had to make money at all, taking a week off before starting. </text:span><text:span text:style-name="T3">I had decided in my late teens to value time over money so thinking about beginning work somewhere I didn’t want to be to start with sounded agonizing.</text:span></text:p>
      <text:p text:style-name="Standard"><text:tab/><text:span text:style-name="T3">Thus, there was much resistance to this change. I entered a heavy depression during the starting month of work. No longer did I have a car, which I used to escape to hiking trails or back-roads just to drive, but I also didn’t have many friends nor was I a friend to myself. So to think about going to work </text:span><text:span text:style-name="T4">with</text:span><text:span text:style-name="T3"> meat </text:span><text:span text:style-name="T4">and seafood </text:span><text:span text:style-name="T3">(which I ate sparingly), in customer service (which I was sick of by this time), and with little else to look forward to, my thoughts careened into the dark core of hatred that simmered inside me. “This is going to be terrible”, “There’s nothing left to look forward to”, “I won’t get along with these meat-people”, “</text:span><text:span text:style-name="T5">My life is over”. These looped through my mind like prayers for self-destruction. My bed and </text:span><text:span text:style-name="T4">alcohol became my friends.</text:span></text:p>
      <text:p text:style-name="Standard"><text:tab/><text:span text:style-name="T4">It took a long while to find a level of comfort in the environment, but eventually I started seeing possibilities for how the job could be useful. I </text:span><text:span text:style-name="T6">was </text:span><text:span text:style-name="T7">learning about something I knew nothing about, </text:span><text:span text:style-name="T8">after all</text:span><text:span text:style-name="T7">. I gradually shifted toward the seafood side of our department and found a level of interest there. Not only that, but I became curious about the folks I worked with. Two older gentlemen worked on the seafood side, and I grew fond of them both as teachers for the work, and as adults I could talk to about life. I began having conversations with my peers there, and a couple new people were hired shortly after me that I got along well with. Doubts still lingered about why I was there at all but avenues of interest were opening up.</text:span></text:p>
      <text:p text:style-name="Standard"><text:span text:style-name="T7"><text:tab/></text:span><text:span text:style-name="T9">Six months after starting, we had developed a very close team in the department, many of us even getting together outside of work. I never became enamored with selling meat products but it was the bonds we shared that really mattered. I learned much about how to use a knife, the inner workings of a grocery store, how to navigate relationships, and myself. I’d like to say the ensuing years continued this trend, but that’s not true. A story for another time though. </text:span></text:p>
      <text:p text:style-name="Standard"><text:span text:style-name="T9"><text:tab/></text:span><text:span text:style-name="T8">This example, while extreme in my reaction to the change, demonstrates what I’ve learned through this week’s reading. Change is often difficult to deal with for various reasons including becoming comfortable with ‘the status quo’, being afraid changes will devalue our worth, being concerned about financial loss or loss of relationships, and many more. Change can result in a predictable pattern of denial, moving into resistance, into exploration, and finally accepting the change and vowing a commitment to live with it. </text:span><text:span text:style-name="T10">Learning to move into the ‘commitment’ phase quicker, or learning to accept changes and skip the first three phases altogether, is worth pursuing. As the saying goes, “change is the only constant in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10:54:56.508818958</meta:creation-date>
    <dc:date>2025-04-12T15:21:17.186631494</dc:date>
    <meta:editing-duration>PT10M30S</meta:editing-duration>
    <meta:editing-cycles>3</meta:editing-cycles>
    <meta:generator>LibreOffice/24.8.6.2$Linux_X86_64 LibreOffice_project/480$Build-2</meta:generator>
    <meta:document-statistic meta:table-count="0" meta:image-count="0" meta:object-count="0" meta:page-count="1" meta:paragraph-count="6" meta:word-count="727" meta:character-count="4094" meta:non-whitespace-character-count="3366"/>
  </office:meta>
</office:document-meta>
</file>